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DO Hippo CMS Docathon October 2008</text:h>
      <text:h text:style-name="Heading_20_2" text:outline-level="2">Write</text:h>
      <text:p text:style-name="Text_20_body">About Hippo CMS <text:span text:style-name="T1">→</text:span> Use Cases</text:p>
      <text:p text:style-name="Text_20_body">About Hippo CMS <text:span text:style-name="T1">→</text:span> Features</text:p>
      <text:p text:style-name="Text_20_body">About Hippo CMS <text:span text:style-name="T1">→</text:span> Architecture</text:p>
      <text:p text:style-name="P1">User Guide <text:span text:style-name="T1">→</text:span> Learn</text:p>
      <text:p text:style-name="P1">User Guide <text:span text:style-name="T1">→</text:span> Learn <text:span text:style-name="T1">→</text:span> Create and publish content</text:p>
      <text:p text:style-name="P1">User Guide <text:span text:style-name="T1">→</text:span> Learn <text:span text:style-name="T1">→</text:span> Create and publish content <text:span text:style-name="T1">→</text:span> Create a document (flash movie?)</text:p>
      <text:p text:style-name="P1">User Guide <text:span text:style-name="T1">→</text:span> Learn <text:span text:style-name="T1">→</text:span> Create and publish content <text:span text:style-name="T1">→</text:span> <text:s/>Publish your document (flash movie?)</text:p>
      <text:p text:style-name="P1">User Guide <text:span text:style-name="T1">→</text:span> Learn <text:span text:style-name="T1">→</text:span> Create and publish content <text:span text:style-name="T1">→</text:span> <text:s/>Link to a documents (flash movie?)</text:p>
      <text:p text:style-name="P1">User Guide <text:span text:style-name="T1">→</text:span> Learn <text:span text:style-name="T1">→</text:span> Create and publish content <text:span text:style-name="T1">→</text:span> <text:s/>Add an image to your document (flash ?)</text:p>
      <text:p text:style-name="P1">User Guide <text:span text:style-name="T1">→</text:span> Learn <text:span text:style-name="T1">→</text:span> Create and publish content <text:span text:style-name="T1">→</text:span> Add a PDF to your document (flash ?)</text:p>
      <text:p text:style-name="P1">User Guide <text:span text:style-name="T1">→</text:span> Learn <text:span text:style-name="T1">→</text:span> Work efficiently</text:p>
      <text:p text:style-name="P1">User Guide <text:span text:style-name="T1">→</text:span> Learn <text:span text:style-name="T1">→</text:span> Work efficiently <text:span text:style-name="T1">→</text:span> Personalize your dashboard (flash movie?)</text:p>
      <text:p text:style-name="P1">User Guide <text:span text:style-name="T1">→</text:span> Learn <text:span text:style-name="T1">→</text:span> Work efficiently <text:span text:style-name="T1">→</text:span> Use the todo list (flash movie?)</text:p>
      <text:p text:style-name="P1">User Guide <text:span text:style-name="T1">→</text:span> Learn <text:span text:style-name="T1">→</text:span> Work efficiently <text:span text:style-name="T1">→</text:span> Find your documents (flash movie?)</text:p>
      <text:p text:style-name="P1">User Guide <text:span text:style-name="T1">→</text:span> Learn <text:span text:style-name="T1">→</text:span> Work efficiently <text:span text:style-name="T1">→</text:span> Get workflow notifications (flash movie?)</text:p>
      <text:p text:style-name="Text_20_body">Build a website <text:span text:style-name="T1">→</text:span> JCR Toolkit <text:span text:style-name="T1">→</text:span> Examples</text:p>
      <text:p text:style-name="Text_20_body">Build a website <text:span text:style-name="T1">→</text:span> JCR Toolkit <text:span text:style-name="T1">→</text:span> Data Migration</text:p>
      <text:p text:style-name="Text_20_body">Extension Guide <text:span text:style-name="T1">→</text:span> Document Types <text:span text:style-name="T1">→</text:span> Tutorial (flash movie?)</text:p>
      <text:p text:style-name="Text_20_body">Extension Guide <text:span text:style-name="T1">→</text:span> Document Types <text:span text:style-name="T1">→</text:span> Examples (downloadable!)</text:p>
      <text:p text:style-name="Text_20_body">Extension Guide <text:span text:style-name="T1">→</text:span> Document Types <text:span text:style-name="T1">→</text:span> Advanced Document Types</text:p>
      <text:p text:style-name="Text_20_body">Hacking the core <text:span text:style-name="T1">→</text:span> Concepts</text:p>
      <text:p text:style-name="Text_20_body">Hacking the core <text:span text:style-name="T1">→</text:span> Architecture</text:p>
      <text:h text:style-name="Heading_20_2" text:outline-level="2">Review/update/rewrite</text:h>
      <text:p text:style-name="Text_20_body">About Hippo CMS <text:span text:style-name="T1">→</text:span> What is Hippo CMS? (images missing)</text:p>
      <text:p text:style-name="Text_20_body">Delve into Hippo CMS <text:span text:style-name="T1">→</text:span> Overview (review text, update images)</text:p>
      <text:p text:style-name="Text_20_body">User Guide <text:span text:style-name="T1">→</text:span> index (rewrite, less technical details)</text:p>
      <text:p text:style-name="Text_20_body">User Guide <text:span text:style-name="T1">→</text:span> Usage Tour (update, split in author/editor tours, Rita is working on this)</text:p>
      <text:p text:style-name="Text_20_body">User Guide <text:span text:style-name="T1">→</text:span> Concepts (rewrite form a user's point of view)</text:p>
      <text:p text:style-name="Text_20_body">Admin Guide <text:span text:style-name="T1">→</text:span> Requirements (Rita is working on this)</text:p>
      <text:p text:style-name="Text_20_body">Admin Guide <text:span text:style-name="T1">→</text:span> Deploying the Hippo ECM WAR (test)</text:p>
      <text:p text:style-name="Text_20_body">Admin Guide <text:span text:style-name="T1">→</text:span> Deploying the Hippo ECM EAR (test, update screenshots)</text:p>
      <text:p text:style-name="Text_20_body">Admin Guide <text:span text:style-name="T1">→</text:span> Installing plugins from Hippo Forge (test)</text:p>
      <text:p text:style-name="Text_20_body"><text:soft-page-break/>Admin Guide <text:span text:style-name="T1">→</text:span> Configuration (review/rewrite, what does a sys admin really need to configure? should be more goal oriented rather than implementation oriented)</text:p>
      <text:p text:style-name="Text_20_body">Admin Guide <text:span text:style-name="T1">→</text:span> Configuration <text:span text:style-name="T1">→</text:span> Console Application (update screenshot)</text:p>
      <text:p text:style-name="Text_20_body">Extension Guide <text:span text:style-name="T1">→</text:span> Add-ons</text:p>
      <text:p text:style-name="Text_20_body">Extension Guide <text:span text:style-name="T1">→</text:span> Add-ons <text:span text:style-name="T1">→</text:span> Repository Plugins (review text)</text:p>
      <text:p text:style-name="Text_20_body">Extension Guide <text:span text:style-name="T1">→</text:span> Add-ons <text:span text:style-name="T1">→</text:span> Repository Plugins <text:span text:style-name="T1">→</text:span> Workflow (review text, test code)</text:p>
      <text:p text:style-name="Text_20_body">Extension Guide <text:span text:style-name="T1">→</text:span> Add-ons <text:span text:style-name="T1">→</text:span> Frontend Plugins <text:span text:style-name="T1">→</text:span> Architecture (“Subject to Change”...)</text:p>
      <text:p text:style-name="Text_20_body">Extension Guide <text:span text:style-name="T1">→</text:span> Add-ons <text:span text:style-name="T1">→</text:span> Frontend Plugins <text:span text:style-name="T1">→</text:span> Communication (“Subject to Change”...)</text:p>
      <text:p text:style-name="Text_20_body">Extension Guide <text:span text:style-name="T1">→</text:span> Add-ons <text:span text:style-name="T1">→</text:span> Frontend Plugins <text:span text:style-name="T1">→</text:span> Skin Customization (might need update?)</text:p>
      <text:p text:style-name="Text_20_body">Extension Guide <text:span text:style-name="T1">→</text:span> Add-ons <text:span text:style-name="T1">→</text:span> Frontend Plugins <text:span text:style-name="T1">→</text:span> Hello World Plugin (update, test code)</text:p>
      <text:p text:style-name="Text_20_body">Extension Guide <text:span text:style-name="T1">→</text:span> Packaging (incomplete, does not work)</text:p>
      <text:p text:style-name="Text_20_body">Hacking the Core <text:span text:style-name="T1">→</text:span> Project structure (incomplete, needs update)</text:p>
      <text:h text:style-name="Heading_20_2" text:outline-level="2">Move</text:h>
      <text:p text:style-name="Text_20_body">User Guide <text:span text:style-name="T1">→</text:span> Workflow (split, move to User Guide <text:span text:style-name="T1">→</text:span> Concepts, and Extension <text:span text:style-name="T1">→</text:span> Add-ons <text:span text:style-name="T1">→</text:span> Repository <text:span text:style-name="T1">→</text:span> Workflow)</text:p>
      <text:p text:style-name="Text_20_body">User Guide <text:span text:style-name="T1">→</text:span> Derived Data (move to Hack the core <text:span text:style-name="T1">→</text:span> Concepts?)</text:p>
      <text:p text:style-name="Text_20_body">User Guide <text:span text:style-name="T1">→</text:span> Roadmap (move to About Hippo CMS <text:span text:style-name="T1">→</text:span> Features?)</text:p>
      <text:p text:style-name="Text_20_body">User Guide <text:span text:style-name="T1">→</text:span> Versioning (split/rewrite/???)</text:p>
      <text:p text:style-name="Text_20_body">Extension Guide <text:span text:style-name="T1">→</text:span> Document Types (move to Build a website?)</text:p>
      <text:p text:style-name="Text_20_body">Extension Guide <text:span text:style-name="T1">→</text:span> Add-ons (move to Build a website?)</text:p>
      <text:p text:style-name="Text_20_body">Extension Guide <text:span text:style-name="T1">→</text:span> Packaging (move to Build a website?)</text:p>
      <text:h text:style-name="Heading_20_2" text:outline-level="2">Misc</text:h>
      <text:p text:style-name="Text_20_body">Check for broken links/images</text:p>
      <text:p text:style-name="Text_20_body">Check all text for consistent style, language errors, typos, etc.</text:p>
      <text:h text:style-name="Heading_20_2" text:outline-level="2">Design</text:h>
      <text:p text:style-name="Text_20_body">Maven skin</text:p>
      <text:p text:style-name="Text_20_body">Icons (which ones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iels Kampenhout</meta:initial-creator>
    <meta:creation-date>2008-10-13T11:20:16</meta:creation-date>
    <dc:creator>Niels Kampenhout</dc:creator>
    <dc:date>2008-10-13T15:45:52</dc:date>
    <meta:editing-cycles>38</meta:editing-cycles>
    <meta:editing-duration>PT4H25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9" meta:word-count="468" meta:character-count="3264"/>
  </office:meta>
</office:document-meta>
</file>